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 New Roman" svg:font-family="'Time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0.57cm" fo:min-width="9.8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922cm" fo:min-width="3.39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71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 fo:font-size="22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Times New Roman" fo:font-size="2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Times New Roman1" fo:font-size="22pt" style:font-size-asian="22pt" style:font-size-complex="22pt"/>
    </style:style>
    <style:style style:name="P6" style:family="paragraph">
      <style:paragraph-properties fo:text-align="center"/>
      <style:text-properties style:font-name="Times New Roman" fo:font-size="22pt" style:font-size-asian="25pt" style:font-size-complex="25pt"/>
    </style:style>
    <style:style style:name="P7" style:family="paragraph">
      <loext:graphic-properties draw:fill-color="#ffffff"/>
      <style:paragraph-properties fo:text-align="center"/>
      <style:text-properties style:font-name="Times New Roman" fo:font-size="22pt" style:font-size-asian="25pt" style:font-size-complex="25pt"/>
    </style:style>
    <style:style style:name="P8" style:family="paragraph">
      <style:text-properties style:font-name="Times New Roman1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text-properties style:font-name="Times New Roman1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Times New Roman1" fo:font-size="22pt" style:font-size-asian="22pt" style:font-size-complex="22pt"/>
    </style:style>
    <style:style style:name="T2" style:family="text">
      <style:text-properties style:font-name="Times New Roman" fo:font-size="22pt" style:font-size-asian="25pt" style:font-size-complex="25pt"/>
    </style:style>
    <style:style style:name="T3" style:family="text">
      <style:text-properties style:font-name="Times New Roman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cm" svg:height="15.3cm" svg:x="3.904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5cm" svg:height="5.9cm" svg:x="5.5cm" svg:y="10.1cm">
          <text:p text:style-name="P2">Hệ thống</text:p>
          <text:p text:style-name="P2">Truyền thô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5.5cm" svg:height="5.9cm" svg:x="11.4cm" svg:y="3.8cm">
          <text:p text:style-name="P4"><text:span text:style-name="T1">Tập hợp </text:span></text:p>
          <text:p text:style-name="P4"><text:span text:style-name="T1">phần cứ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5.5cm" svg:height="5.9cm" svg:x="5.5cm" svg:y="3.9cm">
          <text:p text:style-name="P6"><text:span text:style-name="T2">Các </text:span></text:p>
          <text:p text:style-name="P6"><text:span text:style-name="T2">hệ thống</text:span></text:p>
          <text:p text:style-name="P6"><text:span text:style-name="T2"><text:s/></text:span><text:span text:style-name="T2">phần mề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5cm" svg:height="5.9cm" svg:x="11.5cm" svg:y="10cm">
          <text:p text:style-name="P2">Hệ thống</text:p>
          <text:p text:style-name="P2">dữ liệ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15.4cm" svg:height="1.969cm" svg:x="3.3cm" svg:y="18.4cm">
          <draw:text-box>
            <text:p text:style-name="P8"><text:span text:style-name="T3">Hình 1 Các thực thể của hệ tin học phân tá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Time New Roman" svg:font-family="'Time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22:15:14.602222002</meta:creation-date>
    <dc:date>2017-02-18T23:06:53.226685302</dc:date>
    <meta:editing-duration>PT31M18S</meta:editing-duration>
    <meta:editing-cycles>1</meta:editing-cycles>
    <meta:document-statistic meta:object-count="6"/>
    <meta:generator>LibreOffice/5.1.4.2$Linux_X86_64 LibreOffice_project/10m0$Build-2</meta:generator>
  </office:meta>
</office:document-meta>
</file>